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50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1" style:family="paragraph" style:parent-style-name="Table_20_Contents">
      <style:text-properties officeooo:paragraph-rsid="01109057"/>
    </style:style>
    <style:style style:name="P52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3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4" style:family="paragraph" style:parent-style-name="Footer">
      <style:text-properties officeooo:paragraph-rsid="01109057"/>
    </style:style>
    <style:style style:name="P55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6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text-properties officeooo:paragraph-rsid="00ffa7b9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7">Cur<text:span text:style-name="T9">r</text:span>iculum Vitae</text:p>
        </draw:text-box>
      </draw:frame>
      <text:p text:style-name="P60"/>
      <text:p text:style-name="P30"/>
      <text:p text:style-name="P30"/>
      <text:p text:style-name="P31"/>
      <text:p text:style-name="P56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5">Der vorliegende Lebenslauf ist nur für die Empfängerfirma bestimmt. </text:p></draw:text-box></draw:frame></text:p>
      <text:p text:style-name="P33"><text:span text:style-name="T10">erstellt am </text:span><text:span text:style-name="T11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3</text:p>
          <text:p text:style-name="P59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5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983116557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2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3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3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4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7:43.280800287">20210219</text:date></text:span><text:span text:style-name="MT1">w</text:span><text:span text:style-name="MT1"><text:word-count>20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61</meta:editing-cycles>
    <meta:editing-duration>PT10H10M35S</meta:editing-duration>
    <dc:date>2021-02-19T14:57:43.187246206</dc:date>
    <dc:title>Curriculum Vitae</dc:title>
    <meta:document-statistic meta:table-count="8" meta:image-count="1" meta:object-count="0" meta:page-count="3" meta:paragraph-count="97" meta:word-count="203" meta:character-count="1650" meta:non-whitespace-character-count="1518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